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40pt" fo:language="sv" fo:country="SE" style:font-size-asian="40pt" style:font-size-complex="40pt"/>
    </style:style>
    <style:style style:name="P2" style:family="paragraph" style:parent-style-name="Standard">
      <style:paragraph-properties fo:text-align="center" style:justify-single-word="false"/>
      <style:text-properties style:font-name="Ubuntu" fo:font-size="36pt" fo:language="sv" fo:country="SE" style:font-size-asian="36pt" style:font-size-complex="36pt"/>
    </style:style>
    <style:style style:name="P3" style:family="paragraph" style:parent-style-name="Standard">
      <style:paragraph-properties fo:text-align="center" style:justify-single-word="false"/>
      <style:text-properties fo:font-size="28pt" fo:language="sv" fo:country="SE" style:font-size-asian="28pt" style:font-size-complex="28pt"/>
    </style:style>
    <style:style style:name="P4" style:family="paragraph" style:parent-style-name="Standard">
      <style:text-properties fo:language="sv" fo:country="SE"/>
    </style:style>
    <style:style style:name="P5" style:family="paragraph" style:parent-style-name="Text_20_body">
      <style:text-properties fo:language="sv" fo:country="SE"/>
    </style:style>
    <style:style style:name="P6" style:family="paragraph" style:parent-style-name="Standard">
      <style:text-properties fo:language="sv" fo:country="SE"/>
    </style:style>
    <style:style style:name="P7" style:family="paragraph" style:parent-style-name="Text_20_body">
      <style:text-properties fo:language="sv" fo:country="SE"/>
    </style:style>
    <style:style style:name="P8" style:family="paragraph" style:parent-style-name="Text_20_body" style:list-style-name="L1">
      <style:text-properties fo:language="sv" fo:country="SE"/>
    </style:style>
    <style:style style:name="P9" style:family="paragraph" style:parent-style-name="Preformatted_20_Text">
      <style:text-properties fo:font-variant="normal" fo:text-transform="none" fo:color="#000000" fo:font-size="9.75pt" fo:letter-spacing="normal" fo:language="sv" fo:country="SE" fo:font-style="normal" fo:font-weight="normal"/>
    </style:style>
    <style:style style:name="P10" style:family="paragraph" style:parent-style-name="Heading_20_2">
      <style:text-properties fo:language="sv" fo:country="SE"/>
    </style:style>
    <style:style style:name="P11" style:family="paragraph" style:parent-style-name="Heading_20_1">
      <style:text-properties fo:language="sv" fo:country="SE"/>
    </style:style>
    <style:style style:name="P12" style:family="paragraph" style:parent-style-name="Heading_20_1">
      <style:paragraph-properties fo:break-before="page"/>
      <style:text-properties fo:language="sv" fo:country="SE"/>
    </style:style>
    <style:style style:name="T1" style:family="text">
      <style:text-properties fo:language="sv" fo:country="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Linux som utvecklingsmiljö</text:p>
      <text:p text:style-name="P1"/>
      <text:p text:style-name="P1">Tema 7</text:p>
      <text:p text:style-name="P1">Olika verktyg</text:p>
      <text:p text:style-name="P1"/>
      <text:p text:style-name="P1">HT-13 </text:p>
      <text:p text:style-name="P2"/>
      <text:p text:style-name="P2"/>
      <text:p text:style-name="P2"/>
      <text:p text:style-name="P2"/>
      <text:p text:style-name="P3">Petter Lerenius, 790703-0295 </text:p>
      <text:h text:style-name="P12" text:outline-level="1">1 Groff</text:h>
      <text:p text:style-name="P5">Se filerna i katalogen.</text:p>
      <text:list xml:id="list9687189611" text:style-name="L1">
        <text:list-item>
          <text:p text:style-name="P8">libresistance.1</text:p>
        </text:list-item>
        <text:list-item>
          <text:p text:style-name="P8">manlibres.pdf</text:p>
        </text:list-item>
      </text:list>
      <text:h text:style-name="P11" text:outline-level="1">2 Diff och Patch</text:h>
      <text:h text:style-name="P10" text:outline-level="2">A</text:h>
      <text:p text:style-name="P4">Programmet diff ger en utskrift som beskriver skillnaderna mellan två filer, fil1 och fil2, som gett som inargument. Utskrift kan sedan sparas som till fil och sedan ges som en inparameter till programmet patch.</text:p>
      <text:p text:style-name="P4"/>
      <text:p text:style-name="P4">Patch kan ta en fil och utskriften från diff som inparametrar. Patch kommer då att, om det är möjligt, påföra ändringarna från fil2 på filen, så att dessa blir identiska.</text:p>
      <text:h text:style-name="P10" text:outline-level="2">B</text:h>
      <text:p text:style-name="P4">Man har en orginal katalog, orgdir, och en arbetskatalog, workdir.</text:p>
      <text:p text:style-name="P4">Hämta ändringarna som utförts i workdir genom att köra kommandot:</text:p>
      <text:p text:style-name="P4">diff -ruN orgdir workdir &gt; patchdir</text:p>
      <text:p text:style-name="P4">r – betyder att man kör diff rekursivt i alla underkataloger</text:p>
      <text:p text:style-name="P4">u – betyder att man får 3 rader före och efter skilnaderna</text:p>
      <text:p text:style-name="P4">N – betyder att saknade filer ses som tomma</text:p>
      <text:p text:style-name="P4"/>
      <text:p text:style-name="P4">För sedan att påföra ändringarna från workdir på orgdir så kör man:</text:p>
      <text:p text:style-name="P4">cd orgdir</text:p>
      <text:p text:style-name="P4">patch -p1 &lt; ../patchdir</text:p>
      <text:p text:style-name="P4"/>
      <text:p text:style-name="P4">p1 – betyder att man tar bort första katalogen i pathen i patchen, så eftersom våra två toppkataloger har olika namn, behöver vi ta bort det första och gå in i katalogen vi vill ändra.</text:p>
      <text:p text:style-name="P4"/>
      <text:h text:style-name="P11" text:outline-level="1">3 Awk och sed</text:h>
      <text:h text:style-name="P10" text:outline-level="2">A</text:h>
      <text:p text:style-name="P5">För att få ut användare och kommentar kan man använda följande rad:</text:p>
      <text:p text:style-name="P9">cat /etc/passwd | awk '{split($0,array,":"); print array[1]" – "array[5]}'</text:p>
      <text:h text:style-name="P10" text:outline-level="2">B</text:h>
      <text:p text:style-name="P4">För att byta ut å,ä,ö kan man använda:</text:p>
      <text:p text:style-name="P4">sed -i.bak 's/å/aa/g;s/ä/ae/g;s/ö/oe/g' textfil</text:p>
      <text:p text:style-name="P4">När man använder -i.bak skapas en backupfil med .bak ändelse. Om man struntar i .bak och bara har -i så skrivs filen över utan att en baskup spar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icilla </meta:initial-creator>
    <meta:creation-date>2013-12-09T21:58:48</meta:creation-date>
    <dc:date>2014-01-23T22:13:42</dc:date>
    <dc:creator>Albicilla </dc:creator>
    <meta:editing-duration>PT59M24S</meta:editing-duration>
    <meta:editing-cycles>10</meta:editing-cycles>
    <meta:generator>LibreOffice/3.5$Linux_x86 LibreOffice_project/350m1$Build-2</meta:generator>
    <meta:document-statistic meta:table-count="0" meta:image-count="0" meta:object-count="0" meta:page-count="2" meta:paragraph-count="32" meta:word-count="269" meta:character-count="1539" meta:non-whitespace-character-count="1301"/>
  </office:meta>
</office:document-meta>
</file>